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1b9070" officeooo:paragraph-rsid="001b9070"/>
    </style:style>
    <style:style style:name="P2" style:family="paragraph" style:parent-style-name="Standard">
      <style:paragraph-properties fo:margin-top="0.101cm" fo:margin-bottom="0.101cm" loext:contextual-spacing="false"/>
      <style:text-properties officeooo:rsid="001c2b36" officeooo:paragraph-rsid="001c2b36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1eef79" officeooo:paragraph-rsid="001eef79"/>
    </style:style>
    <style:style style:name="P4" style:family="paragraph" style:parent-style-name="Standard">
      <style:paragraph-properties fo:margin-top="0.101cm" fo:margin-bottom="0.101cm" loext:contextual-spacing="false"/>
      <style:text-properties officeooo:rsid="001f0a5b" officeooo:paragraph-rsid="001f0a5b"/>
    </style:style>
    <style:style style:name="P5" style:family="paragraph" style:parent-style-name="Standard">
      <style:paragraph-properties fo:margin-top="0.101cm" fo:margin-bottom="0.101cm" loext:contextual-spacing="false"/>
      <style:text-properties officeooo:rsid="00206f4c" officeooo:paragraph-rsid="00206f4c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9de78" officeooo:paragraph-rsid="0019de78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b9070" officeooo:paragraph-rsid="001b9070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a3362" officeooo:paragraph-rsid="001a3362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b9070" officeooo:paragraph-rsid="001b9070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officeooo:rsid="001b9070" officeooo:paragraph-rsid="001b9070"/>
    </style:style>
    <style:style style:name="P11" style:family="paragraph" style:parent-style-name="Standard" style:list-style-name="L2">
      <style:paragraph-properties fo:margin-top="0.101cm" fo:margin-bottom="0.101cm" loext:contextual-spacing="false"/>
      <style:text-properties officeooo:rsid="001eef79" officeooo:paragraph-rsid="001eef79"/>
    </style:style>
    <style:style style:name="P12" style:family="paragraph" style:parent-style-name="Standard" style:list-style-name="L3">
      <style:paragraph-properties fo:margin-top="0.101cm" fo:margin-bottom="0.101cm" loext:contextual-spacing="false"/>
      <style:text-properties officeooo:rsid="001eef79" officeooo:paragraph-rsid="001eef79"/>
    </style:style>
    <style:style style:name="P13" style:family="paragraph" style:parent-style-name="Standard" style:list-style-name="L3">
      <style:paragraph-properties fo:margin-top="0.101cm" fo:margin-bottom="0.101cm" loext:contextual-spacing="false"/>
      <style:text-properties officeooo:rsid="001f0a5b" officeooo:paragraph-rsid="001f0a5b"/>
    </style:style>
    <style:style style:name="P14" style:family="paragraph" style:parent-style-name="Standard" style:list-style-name="L4">
      <style:paragraph-properties fo:margin-top="0.101cm" fo:margin-bottom="0.101cm" loext:contextual-spacing="false"/>
      <style:text-properties officeooo:rsid="001f0a5b" officeooo:paragraph-rsid="001f0a5b"/>
    </style:style>
    <style:style style:name="P15" style:family="paragraph" style:parent-style-name="Standard" style:list-style-name="L5">
      <style:paragraph-properties fo:margin-top="0.101cm" fo:margin-bottom="0.101cm" loext:contextual-spacing="false"/>
      <style:text-properties officeooo:rsid="001f0a5b" officeooo:paragraph-rsid="001f0a5b"/>
    </style:style>
    <style:style style:name="P16" style:family="paragraph" style:parent-style-name="Standard">
      <style:paragraph-properties fo:margin-top="0.101cm" fo:margin-bottom="0.101cm" loext:contextual-spacing="false"/>
      <style:text-properties officeooo:rsid="001f0a5b" officeooo:paragraph-rsid="001f0a5b"/>
    </style:style>
    <style:style style:name="P17" style:family="paragraph" style:parent-style-name="Standard" style:list-style-name="L6">
      <style:paragraph-properties fo:margin-top="0.101cm" fo:margin-bottom="0.101cm" loext:contextual-spacing="false"/>
      <style:text-properties officeooo:rsid="00206f4c" officeooo:paragraph-rsid="00206f4c"/>
    </style:style>
    <style:style style:name="P18" style:family="paragraph" style:parent-style-name="Standard" style:list-style-name="L7">
      <style:paragraph-properties fo:margin-top="0.101cm" fo:margin-bottom="0.101cm" loext:contextual-spacing="false"/>
      <style:text-properties officeooo:rsid="00206f4c" officeooo:paragraph-rsid="00206f4c"/>
    </style:style>
    <style:style style:name="P19" style:family="paragraph" style:parent-style-name="Standard" style:list-style-name="L8">
      <style:paragraph-properties fo:margin-top="0.101cm" fo:margin-bottom="0.101cm" loext:contextual-spacing="false"/>
      <style:text-properties officeooo:rsid="00206f4c" officeooo:paragraph-rsid="00206f4c"/>
    </style:style>
    <style:style style:name="P20" style:family="paragraph" style:parent-style-name="Standard">
      <style:paragraph-properties fo:margin-top="0.101cm" fo:margin-bottom="0.101cm" loext:contextual-spacing="false"/>
      <style:text-properties officeooo:rsid="00221d8c" officeooo:paragraph-rsid="00221d8c"/>
    </style:style>
    <style:style style:name="P21" style:family="paragraph" style:parent-style-name="Standard" style:list-style-name="L10">
      <style:paragraph-properties fo:margin-top="0.101cm" fo:margin-bottom="0.101cm" loext:contextual-spacing="false"/>
      <style:text-properties officeooo:rsid="00221d8c" officeooo:paragraph-rsid="00221d8c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9de78" officeooo:paragraph-rsid="0019de78"/>
    </style:style>
    <style:style style:name="T1" style:family="text">
      <style:text-properties officeooo:rsid="001c2b36"/>
    </style:style>
    <style:style style:name="T2" style:family="text">
      <style:text-properties officeooo:rsid="001d5f10"/>
    </style:style>
    <style:style style:name="T3" style:family="text">
      <style:text-properties officeooo:rsid="0020982d"/>
    </style:style>
    <style:style style:name="T4" style:family="text">
      <style:text-properties officeooo:rsid="00221d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1. Streszczenie systemu</text:p>
      <text:p text:style-name="P6"/>
      <text:p text:style-name="P7">1.1 Cel systemu</text:p>
      <text:p text:style-name="P8"><text:tab/>Celem systemu jest obsługa wypożyczali książek. System ma służyć użytkownikom do przeglądania katalogów, zamawiania i wypożyczania książek oraz pracownikom biblioteki do zarządzania zbiorami. </text:p>
      <text:p text:style-name="P8"/>
      <text:p text:style-name="P9">1.2 Udziałowcy</text:p>
      <text:p text:style-name="P9">Użytkownicy:</text:p>
      <text:list xml:id="list3626050576491134168" text:style-name="L1">
        <text:list-item>
          <text:p text:style-name="P10">użytkownik - dowolna osoba przeglądająca bibliotekę, która posiada dostęp do internetu</text:p>
        </text:list-item>
        <text:list-item>
          <text:p text:style-name="P10">pracownik – osoba zatrudniona w bibliotece, zarządzająca wypożyczeniami oraz katalogiem książek</text:p>
        </text:list-item>
        <text:list-item>
          <text:p text:style-name="P10">kierownik – <text:span text:style-name="T1">właściciel biblioteki lub inna osoba odpowiedzialna za zarządzanie pracownikami</text:span></text:p>
        </text:list-item>
      </text:list>
      <text:p text:style-name="P1">Nabywca systemu:</text:p>
      <text:p text:style-name="P1"><text:tab/>Nabywcą opisanego systemu są właściciele biblioteki. System może być dostosowany do indywidualnych potrzeb zamawiającego.</text:p>
      <text:p text:style-name="P2">1.3 Granice systemu</text:p>
      <text:p text:style-name="P2"><text:tab/><text:span text:style-name="T2">Granicę systemu dla użytkowników będzie stanowić udostępniona strona internetowa umożliwiająca przeglądanie katalogów oraz zamawianie i wypożyczanie książek. Pracownicy będą mieli dostęp do paneli zarządzania użytkownikami, wypożyczeniami, i katalogiem książek. Kierownik dodatkowo będzie mógł zarządzać listą pracowników.</text:span></text:p>
      <text:p text:style-name="P2"/>
      <text:p text:style-name="P3">Główne wejścia systemu:</text:p>
      <text:p text:style-name="P3">Dla użytkownika:</text:p>
      <text:list xml:id="list6570123031026707082" text:style-name="L2">
        <text:list-item>
          <text:p text:style-name="P11">formularz rejestracji (tworzenie nowego konta)</text:p>
        </text:list-item>
        <text:list-item>
          <text:p text:style-name="P11">formularz logowania</text:p>
        </text:list-item>
        <text:list-item>
          <text:p text:style-name="P11">formularz edycji konta</text:p>
        </text:list-item>
        <text:list-item>
          <text:p text:style-name="P11">formularz zamawiania/<text:span text:style-name="T3">rezerwowanie</text:span></text:p>
        </text:list-item>
        <text:list-item>
          <text:p text:style-name="P11">formularz wypożyczania</text:p>
        </text:list-item>
        <text:list-item>
          <text:p text:style-name="P11">formularz wyszukiwania w katalogach</text:p>
        </text:list-item>
      </text:list>
      <text:p text:style-name="P3">Dla pracownika:</text:p>
      <text:list xml:id="list3468914736890436782" text:style-name="L3">
        <text:list-item>
          <text:p text:style-name="P12">formularz edycji <text:span text:style-name="T3">informacji o </text:span>książ<text:span text:style-name="T3">ce</text:span></text:p>
        </text:list-item>
        <text:list-item>
          <text:p text:style-name="P12">formularz dodawania książki</text:p>
        </text:list-item>
        <text:list-item>
          <text:p text:style-name="P13">formularz zarządzania użytkownikami</text:p>
        </text:list-item>
      </text:list>
      <text:p text:style-name="P4">Dla kierownika:</text:p>
      <text:list xml:id="list8547695022203545635" text:style-name="L4">
        <text:list-item>
          <text:p text:style-name="P14">wszystkie wejścia dla pracownika</text:p>
        </text:list-item>
        <text:list-item>
          <text:p text:style-name="P14">formularz zarządzania pracownikami</text:p>
        </text:list-item>
      </text:list>
      <text:p text:style-name="P2"><text:soft-page-break/><text:tab/></text:p>
      <text:p text:style-name="P4">Główne wyjścia systemu:</text:p>
      <text:p text:style-name="P4">Dla użytkownika:</text:p>
      <text:list xml:id="list717499737004246017" text:style-name="L5">
        <text:list-item>
          <text:p text:style-name="P15">lista książek</text:p>
        </text:list-item>
        <text:list-item>
          <text:p text:style-name="P15">pełen opis książki</text:p>
        </text:list-item>
        <text:list-item>
          <text:p text:style-name="P15">stan konta(wypożyczenia, zamówienia, naliczone opłaty)</text:p>
        </text:list-item>
        <text:list-item>
          <text:p text:style-name="P15">proponowane tytuły do wypożyczeniami</text:p>
        </text:list-item>
      </text:list>
      <text:p text:style-name="P4">Dla pracownika:</text:p>
      <text:list xml:id="list3100280171017283006" text:style-name="L6">
        <text:list-item>
          <text:p text:style-name="P17">wszystkie wyjścia użytkownika</text:p>
        </text:list-item>
        <text:list-item>
          <text:p text:style-name="P17">lista użytkowników</text:p>
        </text:list-item>
      </text:list>
      <text:p text:style-name="P5">Dla kierownika:</text:p>
      <text:list xml:id="list6460749372129964578" text:style-name="L7">
        <text:list-item>
          <text:p text:style-name="P18">wszystkie wyjścia pracowników</text:p>
        </text:list-item>
        <text:list-item>
          <text:p text:style-name="P18">lista pracowników</text:p>
        </text:list-item>
      </text:list>
      <text:p text:style-name="P5">1.4 Lista możliwości systemu:</text:p>
      <text:list xml:id="list6727209912629991736" text:style-name="L8">
        <text:list-item>
          <text:p text:style-name="P19">rejestracja, logowanie i edycja konta przez użytkowników</text:p>
        </text:list-item>
        <text:list-item>
          <text:p text:style-name="P19">przeglądanie, zamawianie, prolongowanie i wypożyczanie książek </text:p>
        </text:list-item>
        <text:list-item>
          <text:p text:style-name="P19">wyszukiwanie w katalogach wg kryteriów</text:p>
        </text:list-item>
        <text:list-item>
          <text:p text:style-name="P19">proponowanie książek do wypożyczenia</text:p>
        </text:list-item>
        <text:list-item>
          <text:p text:style-name="P19">naliczanie opłat </text:p>
        </text:list-item>
        <text:list-item>
          <text:p text:style-name="P19">blokowanie <text:span text:style-name="T4">możliwości wypożyczania</text:span></text:p>
        </text:list-item>
        <text:list-item>
          <text:p text:style-name="P19">powiadomienia e-mail ( o zbliżającym się terminie oddania, naliczonych opłatach, <text:span text:style-name="T3">o dostepności zamówionej pozycji</text:span>)</text:p>
        </text:list-item>
      </text:list>
      <text:p text:style-name="P20">1.5 <text:s/>Architektura systemu</text:p>
      <text:list xml:id="list559557954701548122" text:style-name="L10">
        <text:list-item>
          <text:p text:style-name="P21">Java(Spark)</text:p>
        </text:list-item>
        <text:list-item>
          <text:p text:style-name="P21">HTML+JQuery+Bootstrap</text:p>
        </text:list-item>
        <text:list-item>
          <text:p text:style-name="P21">SQ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8:33:18.967026351</meta:creation-date>
    <dc:date>2017-11-07T17:31:21.982227630</dc:date>
    <meta:editing-duration>PT13M2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279" meta:character-count="2190" meta:non-whitespace-character-count="1984"/>
  </office:meta>
</office:document-meta>
</file>